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0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6"/>
    <style:style style:name="ce3" style:family="table-cell" style:parent-style-name="Default" style:data-style-name="N66"/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6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16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row table:style-name="ro1">
          <table:table-cell/>
          <table:table-cell table:style-name="ce4" office:value-type="string" calcext:value-type="string">
            <text:p>Laufzeiten SQL</text:p>
          </table:table-cell>
          <table:table-cell table:style-name="ce4" office:value-type="string" calcext:value-type="string">
            <text:p>Laufzeiten Python</text:p>
          </table:table-cell>
        </table:table-row>
        <table:table-row table:style-name="ro1">
          <table:table-cell/>
          <table:table-cell office:value-type="time" office:time-value="PT00H00M01.799S" calcext:value-type="time">
            <text:p>00:00:01,799</text:p>
          </table:table-cell>
          <table:table-cell office:value-type="time" office:time-value="PT00H01M32.454131S" calcext:value-type="time">
            <text:p>00:01:32,454</text:p>
          </table:table-cell>
        </table:table-row>
        <table:table-row table:style-name="ro1">
          <table:table-cell/>
          <table:table-cell office:value-type="time" office:time-value="PT00H00M02.129S" calcext:value-type="time">
            <text:p>00:00:02,129</text:p>
          </table:table-cell>
          <table:table-cell office:value-type="time" office:time-value="PT00H01M34.083157S" calcext:value-type="time">
            <text:p>00:01:34,083</text:p>
          </table:table-cell>
        </table:table-row>
        <table:table-row table:style-name="ro1">
          <table:table-cell/>
          <table:table-cell office:value-type="time" office:time-value="PT00H00M02.002S" calcext:value-type="time">
            <text:p>00:00:02,002</text:p>
          </table:table-cell>
          <table:table-cell office:value-type="time" office:time-value="PT00H01M34.746229S" calcext:value-type="time">
            <text:p>00:01:34,746</text:p>
          </table:table-cell>
        </table:table-row>
        <table:table-row table:style-name="ro1">
          <table:table-cell/>
          <table:table-cell office:value-type="time" office:time-value="PT00H00M02.108S" calcext:value-type="time">
            <text:p>00:00:02,108</text:p>
          </table:table-cell>
          <table:table-cell office:value-type="time" office:time-value="PT00H01M35.332518S" calcext:value-type="time">
            <text:p>00:01:35,333</text:p>
          </table:table-cell>
        </table:table-row>
        <table:table-row table:style-name="ro1">
          <table:table-cell/>
          <table:table-cell office:value-type="time" office:time-value="PT00H00M01.847S" calcext:value-type="time">
            <text:p>00:00:01,847</text:p>
          </table:table-cell>
          <table:table-cell office:value-type="time" office:time-value="PT00H01M34.732266S" calcext:value-type="time">
            <text:p>00:01:34,732</text:p>
          </table:table-cell>
        </table:table-row>
        <table:table-row table:style-name="ro1">
          <table:table-cell/>
          <table:table-cell office:value-type="time" office:time-value="PT00H00M01.952S" calcext:value-type="time">
            <text:p>00:00:01,952</text:p>
          </table:table-cell>
          <table:table-cell office:value-type="time" office:time-value="PT00H01M34.777117S" calcext:value-type="time">
            <text:p>00:01:34,777</text:p>
          </table:table-cell>
        </table:table-row>
        <table:table-row table:style-name="ro1">
          <table:table-cell/>
          <table:table-cell office:value-type="time" office:time-value="PT00H00M01.957S" calcext:value-type="time">
            <text:p>00:00:01,957</text:p>
          </table:table-cell>
          <table:table-cell office:value-type="time" office:time-value="PT00H01M34.215861S" calcext:value-type="time">
            <text:p>00:01:34,216</text:p>
          </table:table-cell>
        </table:table-row>
        <table:table-row table:style-name="ro1">
          <table:table-cell/>
          <table:table-cell office:value-type="time" office:time-value="PT00H00M01.859S" calcext:value-type="time">
            <text:p>00:00:01,859</text:p>
          </table:table-cell>
          <table:table-cell office:value-type="time" office:time-value="PT00H01M33.543735S" calcext:value-type="time">
            <text:p>00:01:33,544</text:p>
          </table:table-cell>
        </table:table-row>
        <table:table-row table:style-name="ro1">
          <table:table-cell/>
          <table:table-cell office:value-type="time" office:time-value="PT00H00M02.222S" calcext:value-type="time">
            <text:p>00:00:02,222</text:p>
          </table:table-cell>
          <table:table-cell office:value-type="time" office:time-value="PT00H01M35.646316S" calcext:value-type="time">
            <text:p>00:01:35,646</text:p>
          </table:table-cell>
        </table:table-row>
        <table:table-row table:style-name="ro1">
          <table:table-cell/>
          <table:table-cell office:value-type="time" office:time-value="PT00H00M01.976S" calcext:value-type="time">
            <text:p>00:00:01,976</text:p>
          </table:table-cell>
          <table:table-cell office:value-type="time" office:time-value="PT00H01M34.471212S" calcext:value-type="time">
            <text:p>00:01:34,471</text:p>
          </table:table-cell>
        </table:table-row>
        <table:table-row table:style-name="ro1">
          <table:table-cell/>
          <table:table-cell office:value-type="time" office:time-value="PT00H00M01.802S" calcext:value-type="time">
            <text:p>00:00:01,802</text:p>
          </table:table-cell>
          <table:table-cell office:value-type="time" office:time-value="PT00H01M33.751651S" calcext:value-type="time">
            <text:p>00:01:33,752</text:p>
          </table:table-cell>
        </table:table-row>
        <table:table-row table:style-name="ro1">
          <table:table-cell/>
          <table:table-cell office:value-type="time" office:time-value="PT00H00M01.842S" calcext:value-type="time">
            <text:p>00:00:01,842</text:p>
          </table:table-cell>
          <table:table-cell office:value-type="time" office:time-value="PT00H01M33.955602S" calcext:value-type="time">
            <text:p>00:01:33,956</text:p>
          </table:table-cell>
        </table:table-row>
        <table:table-row table:style-name="ro1">
          <table:table-cell/>
          <table:table-cell office:value-type="time" office:time-value="PT00H00M01.969S" calcext:value-type="time">
            <text:p>00:00:01,969</text:p>
          </table:table-cell>
          <table:table-cell office:value-type="time" office:time-value="PT00H01M35.374201S" calcext:value-type="time">
            <text:p>00:01:35,374</text:p>
          </table:table-cell>
        </table:table-row>
        <table:table-row table:style-name="ro1">
          <table:table-cell/>
          <table:table-cell office:value-type="time" office:time-value="PT00H00M02.02S" calcext:value-type="time">
            <text:p>00:00:02,020</text:p>
          </table:table-cell>
          <table:table-cell office:value-type="time" office:time-value="PT00H01M33.70667S" calcext:value-type="time">
            <text:p>00:01:33,707</text:p>
          </table:table-cell>
        </table:table-row>
        <table:table-row table:style-name="ro1">
          <table:table-cell/>
          <table:table-cell office:value-type="time" office:time-value="PT00H00M02.269S" calcext:value-type="time">
            <text:p>00:00:02,269</text:p>
          </table:table-cell>
          <table:table-cell office:value-type="time" office:time-value="PT00H01M33.86358S" calcext:value-type="time">
            <text:p>00:01:33,864</text:p>
          </table:table-cell>
        </table:table-row>
        <table:table-row table:style-name="ro1">
          <table:table-cell/>
          <table:table-cell office:value-type="time" office:time-value="PT00H00M02.504S" calcext:value-type="time">
            <text:p>00:00:02,504</text:p>
          </table:table-cell>
          <table:table-cell office:value-type="time" office:time-value="PT00H01M33.882892S" calcext:value-type="time">
            <text:p>00:01:33,883</text:p>
          </table:table-cell>
        </table:table-row>
        <table:table-row table:style-name="ro1">
          <table:table-cell/>
          <table:table-cell office:value-type="time" office:time-value="PT00H00M02.311S" calcext:value-type="time">
            <text:p>00:00:02,311</text:p>
          </table:table-cell>
          <table:table-cell office:value-type="time" office:time-value="PT00H01M33.65496S" calcext:value-type="time">
            <text:p>00:01:33,655</text:p>
          </table:table-cell>
        </table:table-row>
        <table:table-row table:style-name="ro1">
          <table:table-cell/>
          <table:table-cell office:value-type="time" office:time-value="PT00H00M02.449S" calcext:value-type="time">
            <text:p>00:00:02,449</text:p>
          </table:table-cell>
          <table:table-cell office:value-type="time" office:time-value="PT00H01M33.644266S" calcext:value-type="time">
            <text:p>00:01:33,644</text:p>
          </table:table-cell>
        </table:table-row>
        <table:table-row table:style-name="ro1">
          <table:table-cell/>
          <table:table-cell office:value-type="time" office:time-value="PT00H00M02.56S" calcext:value-type="time">
            <text:p>00:00:02,560</text:p>
          </table:table-cell>
          <table:table-cell office:value-type="time" office:time-value="PT00H01M34.89848S" calcext:value-type="time">
            <text:p>00:01:34,898</text:p>
          </table:table-cell>
        </table:table-row>
        <table:table-row table:style-name="ro1">
          <table:table-cell/>
          <table:table-cell office:value-type="time" office:time-value="PT00H00M02.414S" calcext:value-type="time">
            <text:p>00:00:02,414</text:p>
          </table:table-cell>
          <table:table-cell office:value-type="time" office:time-value="PT00H01M33.483426S" calcext:value-type="time">
            <text:p>00:01:33,483</text:p>
          </table:table-cell>
        </table:table-row>
        <table:table-row table:style-name="ro1">
          <table:table-cell/>
          <table:table-cell office:value-type="time" office:time-value="PT00H00M02.447S" calcext:value-type="time">
            <text:p>00:00:02,447</text:p>
          </table:table-cell>
          <table:table-cell office:value-type="time" office:time-value="PT00H01M33.759272S" calcext:value-type="time">
            <text:p>00:01:33,759</text:p>
          </table:table-cell>
        </table:table-row>
        <table:table-row table:style-name="ro1">
          <table:table-cell/>
          <table:table-cell office:value-type="time" office:time-value="PT00H00M02.012S" calcext:value-type="time">
            <text:p>00:00:02,012</text:p>
          </table:table-cell>
          <table:table-cell office:value-type="time" office:time-value="PT00H01M33.4534S" calcext:value-type="time">
            <text:p>00:01:33,453</text:p>
          </table:table-cell>
        </table:table-row>
        <table:table-row table:style-name="ro1">
          <table:table-cell/>
          <table:table-cell office:value-type="time" office:time-value="PT00H00M02.482S" calcext:value-type="time">
            <text:p>00:00:02,482</text:p>
          </table:table-cell>
          <table:table-cell office:value-type="time" office:time-value="PT00H01M33.701847S" calcext:value-type="time">
            <text:p>00:01:33,702</text:p>
          </table:table-cell>
        </table:table-row>
        <table:table-row table:style-name="ro1">
          <table:table-cell/>
          <table:table-cell office:value-type="time" office:time-value="PT00H00M01.949S" calcext:value-type="time">
            <text:p>00:00:01,949</text:p>
          </table:table-cell>
          <table:table-cell office:value-type="time" office:time-value="PT00H01M32.815251S" calcext:value-type="time">
            <text:p>00:01:32,815</text:p>
          </table:table-cell>
        </table:table-row>
        <table:table-row table:style-name="ro1">
          <table:table-cell/>
          <table:table-cell office:value-type="time" office:time-value="PT00H00M01.946S" calcext:value-type="time">
            <text:p>00:00:01,946</text:p>
          </table:table-cell>
          <table:table-cell office:value-type="time" office:time-value="PT00H01M34.016656S" calcext:value-type="time">
            <text:p>00:01:34,017</text:p>
          </table:table-cell>
        </table:table-row>
        <table:table-row table:style-name="ro1">
          <table:table-cell/>
          <table:table-cell office:value-type="time" office:time-value="PT00H00M02.024S" calcext:value-type="time">
            <text:p>00:00:02,024</text:p>
          </table:table-cell>
          <table:table-cell office:value-type="time" office:time-value="PT00H01M33.895496S" calcext:value-type="time">
            <text:p>00:01:33,895</text:p>
          </table:table-cell>
        </table:table-row>
        <table:table-row table:style-name="ro1">
          <table:table-cell/>
          <table:table-cell office:value-type="time" office:time-value="PT00H00M02.231S" calcext:value-type="time">
            <text:p>00:00:02,231</text:p>
          </table:table-cell>
          <table:table-cell office:value-type="time" office:time-value="PT00H01M36.768905S" calcext:value-type="time">
            <text:p>00:01:36,769</text:p>
          </table:table-cell>
        </table:table-row>
        <table:table-row table:style-name="ro1">
          <table:table-cell/>
          <table:table-cell office:value-type="time" office:time-value="PT00H00M02.066S" calcext:value-type="time">
            <text:p>00:00:02,066</text:p>
          </table:table-cell>
          <table:table-cell office:value-type="time" office:time-value="PT00H01M50.536331S" calcext:value-type="time">
            <text:p>00:01:50,536</text:p>
          </table:table-cell>
        </table:table-row>
        <table:table-row table:style-name="ro1">
          <table:table-cell/>
          <table:table-cell office:value-type="time" office:time-value="PT00H00M02.149S" calcext:value-type="time">
            <text:p>00:00:02,149</text:p>
          </table:table-cell>
          <table:table-cell office:value-type="time" office:time-value="PT00H01M45.027595S" calcext:value-type="time">
            <text:p>00:01:45,028</text:p>
          </table:table-cell>
        </table:table-row>
        <table:table-row table:style-name="ro1">
          <table:table-cell/>
          <table:table-cell office:value-type="time" office:time-value="PT00H00M02.038S" calcext:value-type="time">
            <text:p>00:00:02,038</text:p>
          </table:table-cell>
          <table:table-cell office:value-type="time" office:time-value="PT00H01M37.067737S" calcext:value-type="time">
            <text:p>00:01:37,068</text:p>
          </table:table-cell>
        </table:table-row>
        <table:table-row table:style-name="ro1">
          <table:table-cell table:style-name="ce1" office:value-type="string" calcext:value-type="string">
            <text:p>Minimum</text:p>
          </table:table-cell>
          <table:table-cell table:style-name="ce6" table:formula="of:=MIN([.B2:.B31])" office:value-type="time" office:time-value="PT00H00M01.799S" calcext:value-type="time">
            <text:p>00:00:01,799</text:p>
          </table:table-cell>
          <table:table-cell table:style-name="ce6" table:formula="of:=MIN([.C2:.C31])" office:value-type="time" office:time-value="PT00H01M32.454131S" calcext:value-type="time">
            <text:p>00:01:32,454</text:p>
          </table:table-cell>
        </table:table-row>
        <table:table-row table:style-name="ro1">
          <table:table-cell table:style-name="ce1" office:value-type="string" calcext:value-type="string">
            <text:p>Maximum</text:p>
          </table:table-cell>
          <table:table-cell table:style-name="ce6" table:formula="of:=MAX([.B2:.B31])" office:value-type="time" office:time-value="PT00H00M02.56S" calcext:value-type="time">
            <text:p>00:00:02,560</text:p>
          </table:table-cell>
          <table:table-cell table:style-name="ce6" table:formula="of:=MAX([.C2:.C31])" office:value-type="time" office:time-value="PT00H01M50.536331S" calcext:value-type="time">
            <text:p>00:01:50,536</text:p>
          </table:table-cell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6" table:formula="of:=MEDIAN([.B2:.B31])" office:value-type="time" office:time-value="PT00H00M02.031S" calcext:value-type="time">
            <text:p>00:00:02,031</text:p>
          </table:table-cell>
          <table:table-cell table:style-name="ce6" table:formula="of:=MEDIAN([.C2:.C31])" office:value-type="time" office:time-value="PT00H01M33.986129S" calcext:value-type="time">
            <text:p>00:01:33,986</text:p>
          </table:table-cell>
        </table:table-row>
        <table:table-row table:style-name="ro1">
          <table:table-cell table:style-name="ce2" table:number-columns-repeated="2"/>
          <table:table-cell table:style-name="Default"/>
        </table:table-row>
        <table:table-row table:style-name="ro1" table:number-rows-repeated="4">
          <table:table-cell table:style-name="ce3"/>
          <table:table-cell table:style-name="ce2"/>
          <table:table-cell table:style-name="Default"/>
        </table:table-row>
        <table:table-row table:style-name="ro1" table:number-rows-repeated="5">
          <table:table-cell table:style-name="ce3"/>
          <table:table-cell table:style-name="Default" table:number-columns-repeated="2"/>
        </table:table-row>
        <table:table-row table:style-name="ro1">
          <table:table-cell table:style-name="ce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15" number:truncate-on-overflow="false">
      <number:hours number:style="long"/>
      <number:text>:</number:text>
      <number:minutes number:style="long"/>
      <number:text>:</number:text>
      <number:seconds number:style="long" number:decimal-places="4"/>
    </number:time-style>
    <number:time-style style:name="N116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0T14:35:54.548057199</meta:creation-date>
    <dc:date>2025-11-20T14:44:01.696605316</dc:date>
    <meta:editing-duration>PT8M7S</meta:editing-duration>
    <meta:editing-cycles>1</meta:editing-cycles>
    <meta:document-statistic meta:table-count="1" meta:cell-count="71" meta:object-count="0"/>
    <meta:generator>LibreOffice/25.8.1.1$Linux_X86_64 LibreOffice_project/580$Build-1</meta:generator>
  </office:meta>
</office:document-meta>
</file>